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8pt" fo:font-weight="bold" officeooo:rsid="001a1f9b" officeooo:paragraph-rsid="001a1f9b" style:font-size-asian="15.75pt" style:font-weight-asian="bold" style:font-size-complex="18pt" style:font-weight-complex="bold"/>
    </style:style>
    <style:style style:name="P2" style:family="paragraph" style:parent-style-name="Standard">
      <style:text-properties style:font-name="Times New Roman" fo:font-size="12pt" fo:font-weight="normal" officeooo:rsid="001a1f9b" officeooo:paragraph-rsid="001a1f9b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text-properties style:font-name="Times New Roman" fo:font-size="12pt" fo:font-weight="normal" officeooo:rsid="001a1f9b" officeooo:paragraph-rsid="001a1f9b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text-properties style:font-name="Times New Roman" fo:font-size="12pt" fo:font-weight="normal" officeooo:rsid="001a1f9b" officeooo:paragraph-rsid="001ae9ef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text-properties style:font-name="Times New Roman" fo:font-size="12pt" fo:font-weight="normal" officeooo:rsid="001ae9ef" officeooo:paragraph-rsid="001ae9ef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text-properties style:font-name="Times New Roman" fo:font-size="12pt" fo:font-weight="normal" officeooo:rsid="001b91f0" officeooo:paragraph-rsid="001b91f0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font-name="Times New Roman" fo:font-size="12pt" fo:font-weight="normal" officeooo:rsid="001b91f0" officeooo:paragraph-rsid="001b91f0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Times New Roman" fo:font-size="12pt" fo:font-weight="normal" officeooo:rsid="001b91f0" officeooo:paragraph-rsid="001c8451" style:font-size-asian="10.5pt" style:font-weight-asian="normal" style:font-size-complex="12pt" style:font-weight-complex="normal"/>
    </style:style>
    <style:style style:name="P9" style:family="paragraph" style:parent-style-name="Standard" style:list-style-name="L3">
      <style:text-properties style:font-name="Times New Roman" fo:font-size="12pt" fo:font-weight="normal" officeooo:rsid="001ff73a" officeooo:paragraph-rsid="001ff73a" style:font-size-asian="10.5pt" style:font-weight-asian="normal" style:font-size-complex="12pt" style:font-weight-complex="normal"/>
    </style:style>
    <style:style style:name="P10" style:family="paragraph" style:parent-style-name="Standard" style:list-style-name="L3">
      <style:text-properties style:font-name="Times New Roman" fo:font-size="12pt" fo:font-weight="normal" officeooo:rsid="0021ac55" officeooo:paragraph-rsid="0021ac55" style:font-size-asian="10.5pt" style:font-weight-asian="normal" style:font-size-complex="12pt" style:font-weight-complex="normal"/>
    </style:style>
    <style:style style:name="P11" style:family="paragraph" style:parent-style-name="Standard" style:list-style-name="L3">
      <style:text-properties style:font-name="Times New Roman" fo:font-size="12pt" fo:font-weight="normal" officeooo:rsid="00234a72" officeooo:paragraph-rsid="00234a72" style:font-size-asian="10.5pt" style:font-weight-asian="normal" style:font-size-complex="12pt" style:font-weight-complex="normal"/>
    </style:style>
    <style:style style:name="P12" style:family="paragraph" style:parent-style-name="Standard" style:list-style-name="L2">
      <style:text-properties officeooo:paragraph-rsid="001c8451"/>
    </style:style>
    <style:style style:name="P13" style:family="paragraph" style:parent-style-name="Standard" style:list-style-name="L2">
      <style:text-properties officeooo:rsid="001c8451" officeooo:paragraph-rsid="001c8451"/>
    </style:style>
    <style:style style:name="P14" style:family="paragraph" style:parent-style-name="Standard" style:list-style-name="">
      <style:text-properties officeooo:rsid="001c8451" officeooo:paragraph-rsid="001c8451"/>
    </style:style>
    <style:style style:name="P15" style:family="paragraph" style:parent-style-name="Standard">
      <style:paragraph-properties fo:text-align="center" style:justify-single-word="false"/>
      <style:text-properties fo:font-size="18pt" officeooo:rsid="001e825b" officeooo:paragraph-rsid="001e825b" style:font-size-asian="18pt" style:font-size-complex="18pt"/>
    </style:style>
    <style:style style:name="P16" style:family="paragraph" style:parent-style-name="Standard" style:list-style-name="L3">
      <style:text-properties fo:font-size="12pt" officeooo:rsid="001e825b" officeooo:paragraph-rsid="001e825b" style:font-size-asian="10.5pt" style:font-size-complex="12pt"/>
    </style:style>
    <style:style style:name="P17" style:family="paragraph" style:parent-style-name="Standard">
      <style:paragraph-properties fo:text-align="start" style:justify-single-word="false" fo:break-before="page"/>
      <style:text-properties fo:font-size="18pt" officeooo:rsid="001e825b" officeooo:paragraph-rsid="001e825b" style:font-size-asian="18pt" style:font-size-complex="18pt"/>
    </style:style>
    <style:style style:name="T1" style:family="text">
      <style:text-properties officeooo:rsid="001ae9ef"/>
    </style:style>
    <style:style style:name="T2" style:family="text">
      <style:text-properties officeooo:rsid="001c8451"/>
    </style:style>
    <style:style style:name="T3" style:family="text"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T4" style:family="text">
      <style:text-properties style:font-name="Times New Roman" fo:font-size="12pt" fo:font-weight="normal" officeooo:rsid="001c8451" style:font-size-asian="10.5pt" style:font-weight-asian="normal" style:font-size-complex="12pt" style:font-weight-complex="normal"/>
    </style:style>
    <style:style style:name="T5" style:family="text">
      <style:text-properties style:font-name="Times New Roman" fo:font-weight="normal" style:font-weight-asian="normal" style:font-weight-complex="normal"/>
    </style:style>
    <style:style style:name="T6" style:family="text">
      <style:text-properties style:font-name="Times New Roman" fo:font-weight="normal" officeooo:rsid="001ff73a" style:font-weight-asian="normal" style:font-weight-complex="normal"/>
    </style:style>
    <style:style style:name="T7" style:family="text">
      <style:text-properties officeooo:rsid="0021ac5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luxo de evento: Fazer Pedido</text:p>
      <text:p text:style-name="P1"/>
      <text:p text:style-name="P2">Fluxo principal:</text:p>
      <text:p text:style-name="P2"/>
      <text:list xml:id="list2952386579" text:style-name="L1">
        <text:list-item>
          <text:p text:style-name="P3">Sistema exibe os tipos de lanche e solicita ao cliente que escolha um tipo.</text:p>
        </text:list-item>
        <text:list-item>
          <text:p text:style-name="P3">Cliente digita o número do lanche que deseja.</text:p>
        </text:list-item>
        <text:list-item>
          <text:p text:style-name="P4">Sistema <text:span text:style-name="T1">exibe as opções de ingredientes ou tipo de lanche de acordo com a escolha anterior.</text:span></text:p>
        </text:list-item>
        <text:list-item>
          <text:p text:style-name="P4"><text:span text:style-name="T1">Sistema </text:span>solicita ao cliente que especifique os ingredientes que deseja adicionar ou escolha um subgrupo do tipo de lanche <text:span text:style-name="T1">escolhido</text:span>.</text:p>
        </text:list-item>
        <text:list-item>
          <text:p text:style-name="P5">Cliente digita o número do ingrediente ou digita o número do subgrupo do lanche.</text:p>
        </text:list-item>
        <text:list-item>
          <text:p text:style-name="P6">Sistema solicita ao cliente que digite a distância entre sua casa e o estabelecimento.</text:p>
        </text:list-item>
        <text:list-item>
          <text:p text:style-name="P6">Cliente digita o número da distância em quilômetros</text:p>
        </text:list-item>
        <text:list-item>
          <text:p text:style-name="P6">Sistema calcula o tempo estimado para entrega</text:p>
        </text:list-item>
        <text:list-item>
          <text:p text:style-name="P6">Sistema exibe a mensagem contendo o valor do pedido.</text:p>
        </text:list-item>
        <text:list-item>
          <text:p text:style-name="P6">Sistema exibe uma mensagem de agradecimento <text:span text:style-name="T2">pela preferência.</text:span></text:p>
        </text:list-item>
      </text:list>
      <text:p text:style-name="P7"/>
      <text:p text:style-name="P7"/>
      <text:p text:style-name="P7"/>
      <text:p text:style-name="P8">*<text:span text:style-name="T2">OBS.: </text:span></text:p>
      <text:list xml:id="list4162573185" text:style-name="L2">
        <text:list-item>
          <text:p text:style-name="P12"><text:span text:style-name="T4">Só é possível adicionar ingredientes em lanches do tipo sanduíche.</text:span></text:p>
        </text:list-item>
        <text:list-item>
          <text:p text:style-name="P13"><text:span text:style-name="T3">É possível adicionar no máximo 10 ingredientes em um sanduíche.</text:span></text:p>
        </text:list-item>
        <text:list-item>
          <text:p text:style-name="P13"><text:span text:style-name="T3"/></text:p>
        </text:list-item>
      </text:list>
      <text:p text:style-name="P14"><text:span text:style-name="T3"/></text:p>
      <text:p text:style-name="P17"><text:span text:style-name="T5">Correções:</text:span></text:p>
      <text:p text:style-name="P15"><text:span text:style-name="T5"/></text:p>
      <text:list xml:id="list4000743805" text:style-name="L3">
        <text:list-item>
          <text:p text:style-name="P16"><text:span text:style-name="T5">Caso o cliente digite uma opção inválida, </text:span><text:span text:style-name="T6">solicitar a escolha de uma opção válida e ler novamente a opção escolhida pelo cliente.</text:span></text:p>
        </text:list-item>
        <text:list-item>
          <text:p text:style-name="P9">Inserir em todas as telas a opção de cancelar pedido <text:span text:style-name="T7">a qual encerrará o programa.</text:span></text:p>
        </text:list-item>
        <text:list-item>
          <text:p text:style-name="P10">Eliminar o excesso de variáveis para leitura de entrada de dados.</text:p>
        </text:list-item>
        <text:list-item>
          <text:p text:style-name="P11">Criar os tipos de massa, recheio e cobertura para bolo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2T13:46:48.732000000</meta:creation-date>
    <dc:date>2022-02-12T15:37:48.288000000</dc:date>
    <meta:editing-duration>PT48M17S</meta:editing-duration>
    <meta:editing-cycles>4</meta:editing-cycles>
    <meta:generator>LibreOffice/7.1.3.2$Windows_X86_64 LibreOffice_project/47f78053abe362b9384784d31a6e56f8511eb1c1</meta:generator>
    <meta:document-statistic meta:table-count="0" meta:image-count="0" meta:object-count="0" meta:page-count="2" meta:paragraph-count="21" meta:word-count="222" meta:character-count="1259" meta:non-whitespace-character-count="1073"/>
  </office:meta>
</office:document-meta>
</file>